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toSAX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plet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plet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ource.CopletSource( String location , String protocol , CopletInstanceData copl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plet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